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9.507cm" svg:x="1.778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16cm" svg:height="9.507cm" svg:x="1.778cm" svg:y="1.27cm">
          <draw:text-box>
            <text:p text:style-name="P2"><text:span text:style-name="T1">AsyncTask</text:span></text:p>
            <text:p text:style-name="P2"><text:span text:style-name="T2">- sThreadFactory:ThreadFactory</text:span></text:p>
            <text:p text:style-name="P2"><text:span text:style-name="T2">-sPoolWorkQueue: BlockingQueue</text:span></text:p>
            <text:p text:style-name="P2"><text:span text:style-name="T2">+ executor : ThreadPoolExecutor</text:span></text:p>
            <text:p text:style-name="P2"><text:span text:style-name="T2">+SERIAL_EXECUTOR: SerialExecutor</text:span></text:p>
            <text:p text:style-name="P2"><text:span text:style-name="T2">-mStatus : Status</text:span></text:p>
            <text:p text:style-name="P2"><text:span text:style-name="T2">-mCancelled : AtomicBoolean</text:span></text:p>
            <text:p text:style-name="P2"><text:span text:style-name="T2">+Status(Pending,Running,Finished)</text:span></text:p>
            <text:p text:style-name="P2"><text:span text:style-name="T2">+init()</text:span></text:p>
            <text:p text:style-name="P2"><text:span text:style-name="T2">+setDefaultExecutor(Executor)</text:span></text:p>
            <text:p text:style-name="P2"><text:span text:style-name="T2">+AsyncTask()</text:span></text:p>
            <text:p text:style-name="P2"><text:span text:style-name="T2">-postResultIfNotInvoked(Result)</text:span></text:p>
            <text:p text:style-name="P2"><text:span text:style-name="T2">-postResult(Result)</text:span></text:p>
            <text:p text:style-name="P2"><text:span text:style-name="T2">+getStatus()</text:span></text:p>
            <text:p text:style-name="P2"><text:span text:style-name="T2">#doInBackground(Params...)</text:span></text:p>
            <text:p text:style-name="P2"><text:span text:style-name="T2">#onPreExecute()</text:span></text:p>
            <text:p text:style-name="P2"><text:span text:style-name="T2">#onPostExecute(Result)</text:span></text:p>
            <text:p text:style-name="P2"><text:span text:style-name="T2">#onProgressUpdate(Progress...)</text:span></text:p>
            <text:p text:style-name="P2"><text:span text:style-name="T2">#onCancelled(Result)</text:span></text:p>
            <text:p text:style-name="P2"><text:span text:style-name="T2">#isCancelled()</text:span></text:p>
            <text:p text:style-name="P2"><text:span text:style-name="T2">+cancel()</text:span></text:p>
            <text:p text:style-name="P2"><text:span text:style-name="T2">+get()</text:span></text:p>
            <text:p text:style-name="P2"><text:span text:style-name="T2">+execute(Params...)</text:span></text:p>
            <text:p text:style-name="P2"><text:span text:style-name="T2">+executeOnExecutor(Exec,Params...)</text:span></text:p>
            <text:p text:style-name="P2"><text:span text:style-name="T2">#publishProgress()</text:span></text:p>
            <text:p text:style-name="P2"><text:span text:style-name="T2">-finish()</text:span></text:p>
          </draw:text-box>
        </draw:frame>
        <draw:custom-shape draw:style-name="gr3" draw:text-style-name="P4" draw:layer="layout" svg:width="4.064cm" svg:height="1.524cm" svg:x="10.414cm" svg:y="1.27cm">
          <text:p text:style-name="P3"><text:span text:style-name="T1">ThreadFactory</text:span></text:p>
          <text:p text:style-name="P3"><text:span text:style-name="T3">+newThread(Runnable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2cm" svg:y1="1.778cm" svg:x2="10.414cm" svg:y2="1.778cm">
          <text:p/>
        </draw:line>
        <draw:frame draw:style-name="gr5" draw:text-style-name="P5" draw:layer="layout" svg:width="3.791cm" svg:height="3.811cm" svg:x="10.433cm" svg:y="3.047cm">
          <draw:text-box>
            <text:p><text:span text:style-name="T1">BlockingQueue</text:span></text:p>
            <text:p><text:span text:style-name="T3">+add(E)</text:span></text:p>
            <text:p><text:span text:style-name="T3">+contains(E)</text:span></text:p>
            <text:p><text:span text:style-name="T3">+drainTo(Collection)</text:span></text:p>
            <text:p><text:span text:style-name="T3">+offer(E,long,TimeUnit)</text:span></text:p>
            <text:p><text:span text:style-name="T3">+poll(long,TimeUnit)</text:span></text:p>
            <text:p><text:span text:style-name="T3">+put(E)</text:span></text:p>
            <text:p><text:span text:style-name="T3">+remainingCapacity()</text:span></text:p>
            <text:p><text:span text:style-name="T3">+remove(Object)</text:span></text:p>
            <text:p><text:span text:style-name="T3">+take()</text:span></text:p>
          </draw:text-box>
        </draw:frame>
        <draw:line draw:style-name="gr4" draw:text-style-name="P1" draw:layer="layout" svg:x1="7.62cm" svg:y1="5.334cm" svg:x2="10.433cm" svg:y2="5.334cm">
          <text:p/>
        </draw:line>
        <draw:frame draw:style-name="gr6" draw:text-style-name="P5" draw:layer="layout" svg:width="6.858cm" svg:height="7.015cm" svg:x="10.414cm" svg:y="7.209cm">
          <draw:text-box>
            <text:p text:style-name="P5"><text:span text:style-name="T1">ThreadPoolExecutor</text:span></text:p>
            <text:p text:style-name="P5"><text:span text:style-name="T3">+allowCoreThreadTimeout(boolean)</text:span></text:p>
            <text:p text:style-name="P5"><text:span text:style-name="T3">+awaitTermination(long,TimeUnit)</text:span></text:p>
            <text:p text:style-name="P5"><text:span text:style-name="T3">+execute()</text:span></text:p>
            <text:p text:style-name="P5"><text:span text:style-name="T3">+getActiveCount()</text:span></text:p>
            <text:p text:style-name="P5"><text:span text:style-name="T3">+getCompletedTaskUnit()</text:span></text:p>
            <text:p text:style-name="P5"><text:span text:style-name="T3">+getCorePoolSize()</text:span></text:p>
            <text:p text:style-name="P5"><text:span text:style-name="T3">+getKeepAliveTime(TimeUnit)</text:span></text:p>
            <text:p text:style-name="P5"><text:span text:style-name="T3">+getLargestPoolSize()</text:span></text:p>
            <text:p text:style-name="P5"><text:span text:style-name="T3">+getMaximumPoolSize()</text:span></text:p>
            <text:p text:style-name="P5"><text:span text:style-name="T3">+getPoolSize()</text:span></text:p>
            <text:p text:style-name="P5"><text:span text:style-name="T3">+getQueue()</text:span></text:p>
            <text:p text:style-name="P5"><text:span text:style-name="T3">+isShutdown()</text:span></text:p>
            <text:p text:style-name="P5"><text:span text:style-name="T3">+isTerminated()</text:span></text:p>
            <text:p text:style-name="P5"><text:span text:style-name="T3">+purge()</text:span></text:p>
            <text:p text:style-name="P5"><text:span text:style-name="T3">+remove(Runnable)</text:span></text:p>
            <text:p text:style-name="P5"><text:span text:style-name="T3">+setCorePoolSize()</text:span></text:p>
            <text:p text:style-name="P5"><text:span text:style-name="T3">+setThreadFactory()</text:span></text:p>
            <text:p text:style-name="P5"><text:span text:style-name="T3">+shutdown()</text:span></text:p>
          </draw:text-box>
        </draw:frame>
        <draw:line draw:style-name="gr4" draw:text-style-name="P1" draw:layer="layout" svg:x1="7.62cm" svg:y1="8.89cm" svg:x2="10.414cm" svg:y2="8.89cm">
          <text:p/>
        </draw:line>
        <draw:frame draw:style-name="gr7" draw:text-style-name="P5" draw:layer="layout" svg:width="3.389cm" svg:height="1.319cm" svg:x="2.794cm" svg:y="12.192cm">
          <draw:text-box>
            <text:p><text:span text:style-name="T1">SerialExecutor</text:span></text:p>
            <text:p><text:span text:style-name="T3">+execute(Runnable)</text:span></text:p>
            <text:p><text:span text:style-name="T3">+scheduleNext()</text:span></text:p>
          </draw:text-box>
        </draw:frame>
        <draw:line draw:style-name="gr4" draw:text-style-name="P1" draw:layer="layout" svg:x1="4.318cm" svg:y1="10.777cm" svg:x2="4.318cm" svg:y2="12.192cm">
          <text:p/>
        </draw:line>
        <draw:frame draw:style-name="gr7" draw:text-style-name="P5" draw:layer="layout" svg:width="3.389cm" svg:height="0.963cm" svg:x="4.231cm" svg:y="15.039cm">
          <draw:text-box>
            <text:p><text:span text:style-name="T1">Executor</text:span></text:p>
            <text:p><text:span text:style-name="T3">+execute(Runnable)</text:span></text:p>
          </draw:text-box>
        </draw:frame>
        <draw:line draw:style-name="gr8" draw:text-style-name="P1" draw:layer="layout" svg:x1="5.334cm" svg:y1="13.511cm" svg:x2="5.334cm" svg:y2="15.039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</meta:initial-creator>
    <meta:creation-date>2013-10-04T10:57:41</meta:creation-date>
    <dc:date>2013-10-04T11:50:50</dc:date>
    <dc:creator>Richard </dc:creator>
    <meta:editing-duration>PT7M5S</meta:editing-duration>
    <meta:editing-cycles>1</meta:editing-cycles>
    <meta:document-statistic meta:object-count="35"/>
    <meta:generator>LibreOffice/4.0.2.2$Linux_x86 LibreOffice_project/400m0$Build-2</meta:generator>
  </office:meta>
</office:document-meta>
</file>